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37.81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156.7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4"/>
        <table:table-row table:style-name="ro1">
          <table:table-cell table:style-name="ce1" office:value-type="string" calcext:value-type="string">
            <text:p>Libdwarf Regression Testing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test date</text:p>
          </table:table-cell>
          <table:table-cell table:number-columns-repeated="2"/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yyy-mm-d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fail count</text:p>
          </table:table-cell>
          <table:table-cell office:value-type="string" calcext:value-type="string">
            <text:p>us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wallclock</text:p>
          </table:table-cell>
          <table:table-cell office:value-type="string" calcext:value-type="string">
            <text:p>testcount</text:p>
          </table:table-cell>
          <table:table-cell/>
        </table:table-row>
        <table:table-row table:style-name="ro1" table:number-rows-repeated="11"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office:value-type="string" calcext:value-type="string">
            <text:p>SUPNLIZE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</text:p>
          </table:table-cell>
          <table:table-cell office:value-type="float" office:value="343" calcext:value-type="float">
            <text:p>343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5" office:value-type="string" calcext:value-type="string">
            <text:p>SomeTestsNotNLIZE</text:p>
          </table:table-cell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5" office:value-type="string" calcext:value-type="string">
            <text:p>New cucontext merge</text:p>
          </table:table-cell>
        </table:table-row>
        <table:table-row table:style-name="ro1" table:number-rows-repeated="2"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office:value-type="string" calcext:value-type="string">
            <text:p>SUP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office:value-type="string" calcext:value-type="string">
            <text:p>NLIZE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office:value-type="string" calcext:value-type="string">
            <text:p>NLIZESUP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2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1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</text:p>
          </table:table-cell>
          <table:table-cell office:value-type="float" office:value="370" calcext:value-type="float">
            <text:p>37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 table:number-rows-repeated="3"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office:value-type="string" calcext:value-type="string">
            <text:p>SUP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office:value-type="string" calcext:value-type="string">
            <text:p>NLIZE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office:value-type="string" calcext:value-type="string">
            <text:p>NLIZESUP</text:p>
          </table:table-cell>
          <table:table-cell table:number-columns-repeated="6"/>
        </table:table-row>
        <table:table-row table:style-name="ro1" table:number-rows-repeated="4">
          <table:table-cell table:style-name="ce1"/>
          <table:table-cell table:number-columns-repeated="7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20:57:37.623831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3-18T21:00:57.966374280</dc:date>
    <dc:creator>DavidA </dc:creator>
    <meta:editing-duration>PT2H10M48S</meta:editing-duration>
    <meta:editing-cycles>20</meta:editing-cycles>
    <meta:generator>LibreOffice/6.0.7.3$Linux_X86_64 LibreOffice_project/00m0$Build-3</meta:generator>
    <meta:document-statistic meta:table-count="1" meta:cell-count="94" meta:object-count="0"/>
  </office:meta>
</office:document-meta>
</file>